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30fda" officeooo:paragraph-rsid="00390e0b"/>
    </style:style>
    <style:style style:name="P2" style:family="paragraph" style:parent-style-name="Text_20_body">
      <style:text-properties officeooo:rsid="0025fbca" officeooo:paragraph-rsid="00390e0b"/>
    </style:style>
    <style:style style:name="P3" style:family="paragraph" style:parent-style-name="Text_20_body">
      <style:text-properties officeooo:rsid="00390e0b" officeooo:paragraph-rsid="00390e0b"/>
    </style:style>
    <style:style style:name="P4" style:family="paragraph" style:parent-style-name="Heading_20_3">
      <style:text-properties officeooo:rsid="00230fda" officeooo:paragraph-rsid="00390e0b"/>
    </style:style>
    <style:style style:name="P5" style:family="paragraph" style:parent-style-name="Heading_20_3">
      <style:text-properties officeooo:paragraph-rsid="00390e0b"/>
    </style:style>
    <style:style style:name="P6" style:family="paragraph" style:parent-style-name="Heading_20_3">
      <style:text-properties officeooo:rsid="00390e0b" officeooo:paragraph-rsid="00390e0b"/>
    </style:style>
    <style:style style:name="P7" style:family="paragraph" style:parent-style-name="Text_20_body">
      <style:text-properties officeooo:rsid="00230fda" officeooo:paragraph-rsid="00390e0b"/>
    </style:style>
    <style:style style:name="P8" style:family="paragraph" style:parent-style-name="Heading_20_1" style:master-page-name="Right_20_Page">
      <style:paragraph-properties style:page-number="auto"/>
      <style:text-properties officeooo:rsid="00230fda" officeooo:paragraph-rsid="00390e0b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390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One Tin Soldier</text:h>
      <text:h text:style-name="Heading_20_2" text:outline-level="2">(<text:span text:style-name="T2">The Original Caste</text:span>)</text:h>
      <text:h text:style-name="P6" text:outline-level="3">[INTRO]</text:h>
      <text:p text:style-name="P3">G D Em Bm C G C D</text:p>
      <text:h text:style-name="P4" text:outline-level="3">[VERSE 1]</text:h>
      <text:p text:style-name="P1">G <text:s text:c="14"/>D <text:s text:c="4"/></text:p>
      <text:p text:style-name="P1">Listen children to a story</text:p>
      <text:p text:style-name="P1"><text:span text:style-name="T3">Em</text:span> <text:s text:c="14"/>Bm</text:p>
      <text:p text:style-name="P1">that was written long ago</text:p>
      <text:p text:style-name="P1">C <text:s text:c="14"/>G <text:s text:c="10"/></text:p>
      <text:p text:style-name="P1">'Bout a kingdom on a mountain, </text:p>
      <text:p text:style-name="P1">C <text:s text:c="13"/>D</text:p>
      <text:p text:style-name="P1">and the valley folk below</text:p>
      <text:p text:style-name="P1">G <text:s text:c="14"/>D <text:s text:c="13"/></text:p>
      <text:p text:style-name="P1">On the mountain was a treasure </text:p>
      <text:p text:style-name="P1">Em <text:s text:c="12"/>Bm</text:p>
      <text:p text:style-name="P1">buried deep beneath a stone</text:p>
      <text:p text:style-name="P1">C <text:s text:c="13"/>G <text:s text:c="17"/></text:p>
      <text:p text:style-name="P1">And the valley people swore they'd </text:p>
      <text:p text:style-name="P1">C <text:s text:c="16"/><text:span text:style-name="T3">D</text:span> <text:s text:c="3"/>G</text:p>
      <text:p text:style-name="P1">have it for their very own.</text:p>
      <text:h text:style-name="P5" text:outline-level="3">[CHORUS]</text:h>
      <text:p text:style-name="P1">G <text:s text:c="21"/>Bm <text:s text:c="2"/></text:p>
      <text:p text:style-name="P1">Go ahead and hate your neighbor, </text:p>
      <text:p text:style-name="P1">C <text:s text:c="19"/>D</text:p>
      <text:p text:style-name="P1">go ahead and cheat a friend</text:p>
      <text:p text:style-name="P1">G <text:s text:c="19"/>Bm <text:s text:c="2"/></text:p>
      <text:p text:style-name="P1">Do it in the name of heaven, </text:p>
      <text:p text:style-name="P1"><text:s text:c="8"/>C <text:s text:c="16"/>D</text:p>
      <text:p text:style-name="P1">you can justify it in the end</text:p>
      <text:p text:style-name="P1">G <text:s text:c="26"/>Bm <text:s text:c="2"/></text:p>
      <text:p text:style-name="P1">There won't be any trumpets blowing, </text:p>
      <text:p text:style-name="P1">C <text:s text:c="16"/>G <text:s text:c="5"/></text:p>
      <text:p text:style-name="P1">come the judgment day</text:p>
      <text:p text:style-name="P2">G <text:s text:c="27"/>C</text:p>
      <text:p text:style-name="P1">On the bloody morning after </text:p>
      <text:p text:style-name="P1">C <text:s text:c="14"/><text:span text:style-name="T3">D</text:span> <text:s text:c="4"/>G</text:p>
      <text:p text:style-name="P1">one tin soldier rides away.</text:p>
      <text:p text:style-name="P1"/>
      <text:p text:style-name="P1"/>
      <text:p text:style-name="P1"/>
      <text:h text:style-name="P5" text:outline-level="3"><text:soft-page-break/>[VERSE 2]</text:h>
      <text:p text:style-name="P1">G <text:s text:c="12"/>D <text:s text:c="10"/></text:p>
      <text:p text:style-name="P1">So the people of the valley </text:p>
      <text:p text:style-name="P1">Em <text:s text:c="12"/>Bm</text:p>
      <text:p text:style-name="P1">sent a message up the hill</text:p>
      <text:p text:style-name="P1">C <text:s text:c="13"/>G <text:s text:c="14"/></text:p>
      <text:p text:style-name="P1">Asking for the buried treasure, </text:p>
      <text:p text:style-name="P1">C <text:s text:c="15"/>D</text:p>
      <text:p text:style-name="P1">tons of gold for which they'd kill</text:p>
      <text:p text:style-name="P1">G <text:s text:c="13"/>D <text:s text:c="12"/></text:p>
      <text:p text:style-name="P1">Came an answer from the kingdom: </text:p>
      <text:p text:style-name="P1">Em <text:s text:c="16"/><text:span text:style-name="T4">Bm</text:span></text:p>
      <text:p text:style-name="P1">"With our brothers we will share</text:p>
      <text:p text:style-name="P1">C <text:s text:c="14"/>G <text:s text:c="15"/></text:p>
      <text:p text:style-name="P1">All the secrets of our mountain, </text:p>
      <text:p text:style-name="P1">C <text:s text:c="13"/><text:span text:style-name="T3">D <text:s text:c="2"/></text:span><text:s text:c="3"/>G</text:p>
      <text:p text:style-name="P1">all the riches buried there."</text:p>
      <text:h text:style-name="P5" text:outline-level="3">[CHORUS]</text:h>
      <text:p text:style-name="P1">G <text:s text:c="21"/>Bm <text:s text:c="2"/></text:p>
      <text:p text:style-name="P1">Go ahead and hate your neighbor, </text:p>
      <text:p text:style-name="P1">C <text:s text:c="19"/>D</text:p>
      <text:p text:style-name="P1">go ahead and cheat a friend</text:p>
      <text:p text:style-name="P1">G <text:s text:c="19"/>Bm <text:s text:c="2"/></text:p>
      <text:p text:style-name="P1">Do it in the name of heaven, </text:p>
      <text:p text:style-name="P1"><text:s text:c="8"/>C <text:s text:c="16"/>D</text:p>
      <text:p text:style-name="P1">you can justify it in the end</text:p>
      <text:p text:style-name="P1">G <text:s text:c="26"/>Bm <text:s text:c="2"/></text:p>
      <text:p text:style-name="P1">There won't be any trumpets blowing, </text:p>
      <text:p text:style-name="P1">C <text:s text:c="16"/>G <text:s text:c="5"/></text:p>
      <text:p text:style-name="P1">come the judgment day</text:p>
      <text:p text:style-name="P2">G <text:s text:c="27"/>C</text:p>
      <text:p text:style-name="P1">On the bloody morning after </text:p>
      <text:p text:style-name="P1">C <text:s text:c="14"/><text:span text:style-name="T3">D</text:span> <text:s text:c="4"/>G</text:p>
      <text:p text:style-name="P1">one tin soldier rides away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3"><text:soft-page-break/>[VERSE 3]</text:h>
      <text:p text:style-name="P1">G <text:s text:c="13"/>D <text:s text:c="12"/></text:p>
      <text:p text:style-name="P1">Now the valley cried with anger, </text:p>
      <text:p text:style-name="P1">Em <text:s text:c="16"/>Bm <text:s/></text:p>
      <text:p text:style-name="P1">mount your horses, draw your sword!</text:p>
      <text:p text:style-name="P1">C <text:s text:c="18"/>G <text:s text:c="11"/></text:p>
      <text:p text:style-name="P1">And they killed the mountain people, </text:p>
      <text:p text:style-name="P1">C <text:s text:c="20"/>D</text:p>
      <text:p text:style-name="P1">sure they’d won their just reward</text:p>
      <text:p text:style-name="P1">G <text:s text:c="15"/>D <text:s text:c="16"/></text:p>
      <text:p text:style-name="P1">Now they stood beside the treasure </text:p>
      <text:p text:style-name="P1">Em <text:s text:c="13"/>Bm</text:p>
      <text:p text:style-name="P1">on the mountain dark and red</text:p>
      <text:p text:style-name="P1">C <text:s text:c="19"/>G</text:p>
      <text:p text:style-name="P1">Turned the stone and looked beneath it - </text:p>
      <text:p text:style-name="P1">C <text:s text:c="19"/><text:span text:style-name="T4">D</text:span> <text:s text:c="5"/>G</text:p>
      <text:p text:style-name="P1">"Peace on Earth" was all it said.</text:p>
      <text:h text:style-name="P5" text:outline-level="3">[CHORUS]</text:h>
      <text:p text:style-name="P1">G <text:s text:c="21"/>Bm <text:s text:c="2"/></text:p>
      <text:p text:style-name="P1">Go ahead and hate your neighbor, </text:p>
      <text:p text:style-name="P1">C <text:s text:c="19"/>D</text:p>
      <text:p text:style-name="P1">go ahead and cheat a friend</text:p>
      <text:p text:style-name="P1">G <text:s text:c="19"/>Bm <text:s text:c="2"/></text:p>
      <text:p text:style-name="P1">Do it in the name of heaven, </text:p>
      <text:p text:style-name="P1"><text:s text:c="8"/>C <text:s text:c="16"/>D</text:p>
      <text:p text:style-name="P1">you can justify it in the end</text:p>
      <text:p text:style-name="P1">G <text:s text:c="26"/>Bm <text:s text:c="2"/></text:p>
      <text:p text:style-name="P1">There won't be any trumpets blowing, </text:p>
      <text:p text:style-name="P1">C <text:s text:c="16"/>G <text:s text:c="5"/></text:p>
      <text:p text:style-name="P1">come the judgment day</text:p>
      <text:p text:style-name="P2">G <text:s text:c="27"/>C</text:p>
      <text:p text:style-name="P1">On the bloody morning after </text:p>
      <text:p text:style-name="P1">C <text:s text:c="14"/><text:span text:style-name="T3">D</text:span> <text:s text:c="4"/>G</text:p>
      <text:p text:style-name="P1">one tin soldier rides away.</text:p>
      <text:h text:style-name="P6" text:outline-level="3"/>
      <text:h text:style-name="P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3M59S</meta:editing-duration>
    <meta:editing-cycles>44</meta:editing-cycles>
    <meta:generator>LibreOffice/5.2.7.2$MacOSX_X86_64 LibreOffice_project/2b7f1e640c46ceb28adf43ee075a6e8b8439ed10</meta:generator>
    <dc:title>Lyrics + Chords</dc:title>
    <dc:date>2017-07-31T16:35:56.953876000</dc:date>
    <meta:print-date>2017-04-03T12:23:29.985893000</meta:print-date>
    <meta:document-statistic meta:table-count="0" meta:image-count="0" meta:object-count="0" meta:page-count="3" meta:paragraph-count="106" meta:word-count="406" meta:character-count="2795" meta:non-whitespace-character-count="14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